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12cm" fo:margin-left="0.229cm" fo:margin-top="0cm" fo:margin-bottom="0cm" table:align="left" style:writing-mode="lr-tb"/>
    </style:style>
    <style:style style:name="Table1.A" style:family="table-column">
      <style:table-column-properties style:column-width="7.975cm"/>
    </style:style>
    <style:style style:name="Table1.B" style:family="table-column">
      <style:table-column-properties style:column-width="8.535cm"/>
    </style:style>
    <style:style style:name="Table1.1" style:family="table-row">
      <style:table-row-properties style:min-row-height="0.443cm" style:keep-together="true" fo:keep-together="auto"/>
    </style:style>
    <style:style style:name="Table1.A1" style:family="table-cell">
      <style:table-cell-properties fo:padding="0cm" fo:border="0.053cm solid #000001"/>
    </style:style>
    <style:style style:name="Table1.B1" style:family="table-cell" style:data-style-name="N37">
      <style:table-cell-properties fo:padding="0cm" fo:border="0.053cm solid #000001"/>
    </style:style>
    <style:style style:name="Table1.2" style:family="table-row">
      <style:table-row-properties style:min-row-height="0.476cm" style:keep-together="true" fo:keep-together="auto"/>
    </style:style>
    <style:style style:name="Table1.3" style:family="table-row">
      <style:table-row-properties style:min-row-height="0.9cm" style:keep-together="true" fo:keep-together="auto"/>
    </style:style>
    <style:style style:name="Table1.4" style:family="table-row">
      <style:table-row-properties style:min-row-height="0.437cm" style:keep-together="true" fo:keep-together="auto"/>
    </style:style>
    <style:style style:name="Table2" style:family="table">
      <style:table-properties style:width="16.559cm" fo:margin-left="0.229cm" fo:margin-top="0cm" fo:margin-bottom="0cm" table:align="left" style:writing-mode="lr-tb"/>
    </style:style>
    <style:style style:name="Table2.A" style:family="table-column">
      <style:table-column-properties style:column-width="1.667cm"/>
    </style:style>
    <style:style style:name="Table2.B" style:family="table-column">
      <style:table-column-properties style:column-width="5.563cm"/>
    </style:style>
    <style:style style:name="Table2.C" style:family="table-column">
      <style:table-column-properties style:column-width="9.329cm"/>
    </style:style>
    <style:style style:name="Table2.1" style:family="table-row">
      <style:table-row-properties style:min-row-height="0.559cm" style:keep-together="true" fo:keep-together="auto"/>
    </style:style>
    <style:style style:name="Table2.A1" style:family="table-cell">
      <style:table-cell-properties fo:padding="0cm" fo:border="0.053cm solid #000001"/>
    </style:style>
    <style:style style:name="Table2.2" style:family="table-row">
      <style:table-row-properties style:min-row-height="1.432cm" style:keep-together="true" fo:keep-together="auto"/>
    </style:style>
    <style:style style:name="Table2.3" style:family="table-row">
      <style:table-row-properties style:min-row-height="0.949cm" style:keep-together="true" fo:keep-together="auto"/>
    </style:style>
    <style:style style:name="Table2.4" style:family="table-row">
      <style:table-row-properties style:min-row-height="0.764cm" style:keep-together="true" fo:keep-together="auto"/>
    </style:style>
    <style:style style:name="Table2.5" style:family="table-row">
      <style:table-row-properties style:min-row-height="0.958cm" style:keep-together="true" fo:keep-together="auto"/>
    </style:style>
    <style:style style:name="Table2.6" style:family="table-row">
      <style:table-row-properties style:min-row-height="0.87cm" style:keep-together="true" fo:keep-together="auto"/>
    </style:style>
    <style:style style:name="Table2.7" style:family="table-row">
      <style:table-row-properties style:min-row-height="1.436cm" style:keep-together="true" fo:keep-together="auto"/>
    </style:style>
    <style:style style:name="P1" style:family="paragraph" style:parent-style-name="Text_20_body">
      <style:text-properties fo:font-size="12pt" fo:font-weight="bold" style:font-size-asian="12pt" style:font-weight-asian="bold"/>
    </style:style>
    <style:style style:name="P2" style:family="paragraph" style:parent-style-name="Text_20_body">
      <style:paragraph-properties fo:margin-top="0.009cm" fo:margin-bottom="0cm"/>
      <style:text-properties fo:font-size="12pt" fo:font-weight="bold" style:font-size-asian="12pt" style:font-weight-asian="bold"/>
    </style:style>
    <style:style style:name="P3" style:family="paragraph" style:parent-style-name="Text_20_body">
      <style:paragraph-properties fo:margin-left="0.388cm" fo:margin-right="0cm" fo:margin-top="0.323cm" fo:margin-bottom="0cm" fo:text-indent="0cm" style:auto-text-indent="false"/>
    </style:style>
    <style:style style:name="P4" style:family="paragraph" style:parent-style-name="Text_20_body">
      <style:paragraph-properties fo:margin-top="0.012cm" fo:margin-bottom="0.002cm"/>
      <style:text-properties fo:font-size="7pt" style:font-size-asian="7pt"/>
    </style:style>
    <style:style style:name="P5" style:family="paragraph" style:parent-style-name="Text_20_body">
      <style:paragraph-properties fo:margin-top="0.005cm" fo:margin-bottom="0cm"/>
    </style:style>
    <style:style style:name="P6" style:family="paragraph" style:parent-style-name="Text_20_body">
      <style:paragraph-properties fo:margin-top="0.004cm" fo:margin-bottom="0.002cm"/>
      <style:text-properties fo:font-size="7pt" style:font-size-asian="7pt"/>
    </style:style>
    <style:style style:name="P7" style:family="paragraph" style:parent-style-name="Heading_20_1">
      <style:paragraph-properties fo:margin-top="0.298cm" fo:margin-bottom="0cm"/>
    </style:style>
    <style:style style:name="P8" style:family="paragraph" style:parent-style-name="Table_20_Paragraph">
      <style:paragraph-properties fo:line-height="0.407cm"/>
    </style:style>
    <style:style style:name="P9" style:family="paragraph" style:parent-style-name="Table_20_Paragraph">
      <style:paragraph-properties fo:line-height="0.441cm"/>
    </style:style>
    <style:style style:name="P10" style:family="paragraph" style:parent-style-name="Table_20_Paragraph">
      <style:paragraph-properties fo:line-height="0.471cm"/>
    </style:style>
    <style:style style:name="P11" style:family="paragraph" style:parent-style-name="Table_20_Paragraph">
      <style:paragraph-properties fo:line-height="0.402cm"/>
    </style:style>
    <style:style style:name="P12" style:family="paragraph" style:parent-style-name="Table_20_Paragraph">
      <style:paragraph-properties fo:line-height="0.467cm"/>
    </style:style>
    <style:style style:name="P13" style:family="paragraph" style:parent-style-name="Table_20_Paragraph">
      <style:paragraph-properties fo:line-height="0.459cm"/>
    </style:style>
    <style:style style:name="P14" style:family="paragraph" style:parent-style-name="Table_20_Paragraph">
      <style:paragraph-properties fo:margin-left="0.201cm" fo:margin-right="0cm" fo:line-height="0.407cm" fo:text-indent="0cm" style:auto-text-indent="false"/>
    </style:style>
    <style:style style:name="P15" style:family="paragraph" style:parent-style-name="Table_20_Paragraph">
      <style:paragraph-properties fo:margin-left="0.201cm" fo:margin-right="0cm" fo:line-height="0.441cm" fo:text-indent="0cm" style:auto-text-indent="false"/>
    </style:style>
    <style:style style:name="P16" style:family="paragraph" style:parent-style-name="Table_20_Paragraph">
      <style:paragraph-properties fo:margin-left="0.201cm" fo:margin-right="0cm" fo:line-height="0.402cm" fo:text-indent="0cm" style:auto-text-indent="false"/>
    </style:style>
    <style:style style:name="P17" style:family="paragraph" style:parent-style-name="Table_20_Paragraph">
      <style:paragraph-properties fo:margin-left="0.201cm" fo:margin-right="0cm" fo:margin-top="0.032cm" fo:margin-bottom="0cm" fo:line-height="0.416cm" fo:text-indent="0cm" style:auto-text-indent="false"/>
    </style:style>
    <style:style style:name="P18" style:family="paragraph" style:parent-style-name="Table_20_Paragraph">
      <style:paragraph-properties fo:margin-left="0.192cm" fo:margin-right="0cm" fo:line-height="0.471cm" fo:text-indent="0cm" style:auto-text-indent="false"/>
    </style:style>
    <style:style style:name="P19" style:family="paragraph" style:parent-style-name="Table_20_Paragraph">
      <style:paragraph-properties fo:margin-left="0.192cm" fo:margin-right="0cm" fo:line-height="0.467cm" fo:text-indent="0cm" style:auto-text-indent="false"/>
    </style:style>
    <style:style style:name="P20" style:family="paragraph" style:parent-style-name="Table_20_Paragraph">
      <style:paragraph-properties fo:margin-left="0.192cm" fo:margin-right="0cm" fo:line-height="0.459cm" fo:text-indent="0cm" style:auto-text-indent="false"/>
    </style:style>
    <style:style style:name="P21" style:family="paragraph" style:parent-style-name="Table_20_Paragraph">
      <style:paragraph-properties fo:margin-left="0.192cm" fo:margin-right="0cm" fo:margin-top="0.005cm" fo:margin-bottom="0cm" fo:text-indent="0cm" style:auto-text-indent="false"/>
    </style:style>
    <style:style style:name="P22" style:family="paragraph" style:parent-style-name="Table_20_Paragraph">
      <style:paragraph-properties fo:margin-left="0.192cm" fo:margin-right="0cm" fo:margin-top="0.014cm" fo:margin-bottom="0cm" fo:text-indent="0cm" style:auto-text-indent="false"/>
    </style:style>
    <style:style style:name="P23" style:family="paragraph" style:parent-style-name="Table_20_Paragraph">
      <style:paragraph-properties fo:margin-left="0.192cm" fo:margin-right="0cm" fo:margin-top="0.002cm" fo:margin-bottom="0cm" fo:text-indent="0cm" style:auto-text-indent="false"/>
    </style:style>
    <style:style style:name="P24" style:family="paragraph" style:parent-style-name="Table_20_Paragraph">
      <style:paragraph-properties fo:margin-left="0.192cm" fo:margin-right="0cm" fo:margin-top="0.011cm" fo:margin-bottom="0cm" fo:text-indent="0cm" style:auto-text-indent="false"/>
    </style:style>
    <style:style style:name="P25" style:family="paragraph" style:parent-style-name="Table_20_Paragraph">
      <style:paragraph-properties fo:margin-left="0.192cm" fo:margin-right="0cm" fo:margin-top="0.018cm" fo:margin-bottom="0cm" fo:text-indent="0cm" style:auto-text-indent="false"/>
    </style:style>
    <style:style style:name="P26" style:family="paragraph" style:parent-style-name="Table_20_Paragraph">
      <style:paragraph-properties fo:margin-left="0.208cm" fo:margin-right="0cm" fo:line-height="0.471cm" fo:text-indent="0cm" style:auto-text-indent="false"/>
    </style:style>
    <style:style style:name="P27" style:family="paragraph" style:parent-style-name="Table_20_Paragraph">
      <style:paragraph-properties fo:margin-left="0.208cm" fo:margin-right="0cm" fo:line-height="0.459cm" fo:text-indent="0cm" style:auto-text-indent="false"/>
    </style:style>
    <style:style style:name="P28" style:family="paragraph" style:parent-style-name="Table_20_Paragraph">
      <style:paragraph-properties fo:margin-left="0.208cm" fo:margin-right="0cm" fo:line-height="0.467cm" fo:text-indent="0cm" style:auto-text-indent="false"/>
    </style:style>
    <style:style style:name="P29" style:family="paragraph" style:parent-style-name="Table_20_Paragraph">
      <style:paragraph-properties fo:margin-left="0.208cm" fo:margin-right="0cm" fo:margin-top="0.004cm" fo:margin-bottom="0cm" fo:line-height="0.439cm" fo:text-indent="0cm" style:auto-text-indent="false"/>
    </style:style>
    <style:style style:name="P30" style:family="paragraph" style:parent-style-name="Table_20_Paragraph">
      <style:paragraph-properties fo:margin-left="0.208cm" fo:margin-right="0cm" fo:margin-top="0.004cm" fo:margin-bottom="0cm" fo:line-height="0.448cm" fo:text-indent="0cm" style:auto-text-indent="false"/>
    </style:style>
    <style:style style:name="P31" style:family="paragraph" style:parent-style-name="Table_20_Paragraph">
      <style:paragraph-properties fo:margin-left="0.208cm" fo:margin-right="0cm" fo:margin-top="0.004cm" fo:margin-bottom="0cm" fo:line-height="0.46cm" fo:text-indent="0cm" style:auto-text-indent="false"/>
    </style:style>
    <style:style style:name="P32" style:family="paragraph" style:parent-style-name="Table_20_Paragraph">
      <style:paragraph-properties fo:margin-left="0.208cm" fo:margin-right="0cm" fo:margin-top="0.002cm" fo:margin-bottom="0cm" fo:line-height="0.467cm" fo:text-indent="0cm" style:auto-text-indent="false"/>
    </style:style>
    <style:style style:name="P33" style:family="paragraph" style:parent-style-name="Table_20_Paragraph">
      <style:paragraph-properties fo:margin-top="0.005cm" fo:margin-bottom="0cm"/>
    </style:style>
    <style:style style:name="P34" style:family="paragraph" style:parent-style-name="Table_20_Paragraph">
      <style:paragraph-properties fo:margin-left="0.194cm" fo:margin-right="4.845cm" fo:margin-top="0.004cm" fo:margin-bottom="0cm" fo:line-height="96%" fo:text-align="justify" style:justify-single-word="false" fo:text-indent="0.012cm" style:auto-text-indent="false"/>
    </style:style>
    <style:style style:name="P35" style:family="paragraph" style:parent-style-name="Table_20_Paragraph">
      <style:paragraph-properties fo:margin-top="0.014cm" fo:margin-bottom="0cm"/>
    </style:style>
    <style:style style:name="P36" style:family="paragraph" style:parent-style-name="Table_20_Paragraph">
      <style:paragraph-properties fo:margin-top="0.002cm" fo:margin-bottom="0cm"/>
    </style:style>
    <style:style style:name="P37" style:family="paragraph" style:parent-style-name="Table_20_Paragraph">
      <style:paragraph-properties fo:margin-top="0.011cm" fo:margin-bottom="0cm"/>
    </style:style>
    <style:style style:name="P38" style:family="paragraph" style:parent-style-name="Table_20_Paragraph">
      <style:paragraph-properties fo:margin-left="0.199cm" fo:margin-right="0cm" fo:line-height="0.471cm" fo:text-indent="0cm" style:auto-text-indent="false"/>
    </style:style>
    <style:style style:name="P39" style:family="paragraph" style:parent-style-name="Table_20_Paragraph">
      <style:paragraph-properties fo:margin-left="0.199cm" fo:margin-right="0cm" fo:line-height="0.356cm" fo:text-indent="0cm" style:auto-text-indent="false"/>
    </style:style>
    <style:style style:name="P40" style:family="paragraph" style:parent-style-name="Table_20_Paragraph">
      <style:paragraph-properties fo:margin-left="0.199cm" fo:margin-right="0cm" fo:margin-top="0.011cm" fo:margin-bottom="0cm" fo:text-indent="0cm" style:auto-text-indent="false"/>
    </style:style>
    <style:style style:name="P41" style:family="paragraph" style:parent-style-name="Table_20_Paragraph">
      <style:paragraph-properties fo:margin-left="0.199cm" fo:margin-right="0cm" fo:margin-top="0.004cm" fo:margin-bottom="0cm" fo:line-height="0.439cm" fo:text-indent="0cm" style:auto-text-indent="false"/>
    </style:style>
    <style:style style:name="P42" style:family="paragraph" style:parent-style-name="Table_20_Paragraph">
      <style:paragraph-properties fo:margin-left="0.199cm" fo:margin-right="0.272cm" style:line-height-at-least="0.476cm" fo:text-indent="0cm" style:auto-text-indent="false"/>
    </style:style>
    <style:style style:name="P43" style:family="paragraph" style:parent-style-name="Table_20_Paragraph">
      <style:paragraph-properties fo:margin-left="0.199cm" fo:margin-right="0.272cm" fo:margin-top="0.014cm" fo:margin-bottom="0cm" fo:line-height="82%" fo:text-indent="0cm" style:auto-text-indent="false"/>
    </style:style>
    <style:style style:name="P44" style:family="paragraph" style:parent-style-name="Table_20_Paragraph">
      <style:paragraph-properties fo:margin-left="0.199cm" fo:margin-right="0.757cm" fo:margin-top="0.035cm" fo:margin-bottom="0cm" fo:line-height="0.406cm" fo:text-indent="0cm" style:auto-text-indent="false"/>
    </style:style>
    <style:style style:name="P45" style:family="paragraph" style:parent-style-name="Table_20_Paragraph">
      <style:paragraph-properties fo:margin-top="0.018cm" fo:margin-bottom="0cm"/>
    </style:style>
    <style:style style:name="P46" style:family="paragraph" style:parent-style-name="Table_20_Paragraph">
      <style:paragraph-properties fo:margin-left="0.199cm" fo:margin-right="0.818cm" fo:margin-top="0.007cm" fo:margin-bottom="0cm" fo:line-height="87%" fo:text-indent="0cm" style:auto-text-indent="false"/>
    </style:style>
    <style:style style:name="P47" style:family="paragraph" style:parent-style-name="Title">
      <style:paragraph-properties fo:margin-left="6.324cm" fo:margin-right="6.618cm" fo:margin-top="0.058cm" fo:margin-bottom="0cm" fo:text-indent="0cm" style:auto-text-indent="false"/>
    </style:style>
    <style:style style:name="T1" style:family="text">
      <style:text-properties fo:letter-spacing="-0.005cm"/>
    </style:style>
    <style:style style:name="T2" style:family="text">
      <style:text-properties fo:letter-spacing="-0.011cm"/>
    </style:style>
    <style:style style:name="T3" style:family="text">
      <style:text-properties fo:letter-spacing="-0.009cm"/>
    </style:style>
    <style:style style:name="T4" style:family="text">
      <style:text-properties fo:font-size="11pt" style:font-size-asian="11pt"/>
    </style:style>
    <style:style style:name="T5" style:family="text">
      <style:text-properties fo:font-size="11pt" fo:letter-spacing="-0.012cm" style:font-size-asian="11pt"/>
    </style:style>
    <style:style style:name="T6" style:family="text">
      <style:text-properties fo:font-size="11pt" fo:letter-spacing="-0.021cm" style:font-size-asian="11pt"/>
    </style:style>
    <style:style style:name="T7" style:family="text">
      <style:text-properties fo:font-size="11pt" fo:letter-spacing="-0.021cm" fo:font-weight="bold" style:font-size-asian="11pt" style:font-weight-asian="bold"/>
    </style:style>
    <style:style style:name="T8" style:family="text">
      <style:text-properties fo:font-size="11pt" fo:letter-spacing="-0.014cm" style:font-size-asian="11pt"/>
    </style:style>
    <style:style style:name="T9" style:family="text">
      <style:text-properties fo:font-size="11pt" fo:letter-spacing="-0.014cm" fo:font-weight="bold" style:font-size-asian="11pt" style:font-weight-asian="bold"/>
    </style:style>
    <style:style style:name="T10" style:family="text">
      <style:text-properties fo:font-size="11pt" fo:letter-spacing="-0.002cm" style:font-size-asian="11pt"/>
    </style:style>
    <style:style style:name="T11" style:family="text">
      <style:text-properties fo:font-size="11pt" fo:letter-spacing="-0.002cm" fo:font-weight="bold" style:font-size-asian="11pt" style:font-weight-asian="bold"/>
    </style:style>
    <style:style style:name="T12" style:family="text">
      <style:text-properties fo:font-size="11pt" fo:letter-spacing="-0.018cm" style:font-size-asian="11pt"/>
    </style:style>
    <style:style style:name="T13" style:family="text">
      <style:text-properties fo:font-size="11pt" fo:letter-spacing="-0.019cm" style:font-size-asian="11pt"/>
    </style:style>
    <style:style style:name="T14" style:family="text">
      <style:text-properties fo:font-size="11pt" fo:letter-spacing="-0.019cm" fo:font-weight="bold" style:font-size-asian="11pt" style:font-weight-asian="bold"/>
    </style:style>
    <style:style style:name="T15" style:family="text">
      <style:text-properties fo:font-size="11pt" fo:letter-spacing="-0.016cm" style:font-size-asian="11pt"/>
    </style:style>
    <style:style style:name="T16" style:family="text">
      <style:text-properties fo:font-size="11pt" fo:letter-spacing="-0.016cm" fo:font-weight="bold" style:font-size-asian="11pt" style:font-weight-asian="bold"/>
    </style:style>
    <style:style style:name="T17" style:family="text">
      <style:text-properties fo:font-size="11pt" fo:letter-spacing="-0.081cm" style:font-size-asian="11pt"/>
    </style:style>
    <style:style style:name="T18" style:family="text">
      <style:text-properties fo:font-size="11pt" fo:letter-spacing="-0.007cm" style:font-size-asian="11pt"/>
    </style:style>
    <style:style style:name="T19" style:family="text">
      <style:text-properties fo:font-size="11pt" fo:letter-spacing="-0.007cm" fo:font-weight="bold" style:font-size-asian="11pt" style:font-weight-asian="bold"/>
    </style:style>
    <style:style style:name="T20" style:family="text">
      <style:text-properties fo:font-size="11pt" fo:letter-spacing="-0.009cm" style:font-size-asian="11pt"/>
    </style:style>
    <style:style style:name="T21" style:family="text">
      <style:text-properties fo:font-size="11pt" fo:font-weight="bold" style:font-size-asian="11pt" style:font-weight-asian="bold"/>
    </style:style>
    <style:style style:name="T22" style:family="text">
      <style:text-properties fo:font-size="11pt" fo:letter-spacing="-0.083cm" style:font-size-asian="11pt"/>
    </style:style>
    <style:style style:name="T23" style:family="text">
      <style:text-properties fo:font-size="11pt" fo:letter-spacing="0.065cm" style:font-size-asian="11pt"/>
    </style:style>
    <style:style style:name="T24" style:family="text">
      <style:text-properties fo:font-size="11pt" fo:letter-spacing="-0.011cm" style:font-size-asian="11pt"/>
    </style:style>
    <style:style style:name="T25" style:family="text">
      <style:text-properties fo:font-size="11pt" fo:letter-spacing="-0.004cm" style:font-size-asian="11pt"/>
    </style:style>
    <style:style style:name="T26" style:family="text">
      <style:text-properties fo:font-size="11pt" fo:letter-spacing="-0.005cm" style:font-size-asian="11pt"/>
    </style:style>
    <style:style style:name="T27" style:family="text">
      <style:text-properties fo:font-size="11pt" fo:letter-spacing="0.002cm" style:font-size-asian="11pt"/>
    </style:style>
    <style:style style:name="T28" style:family="text">
      <style:text-properties fo:letter-spacing="-0.012cm"/>
    </style:style>
    <style:style style:name="T29" style:family="text">
      <style:text-properties fo:letter-spacing="-0.021cm"/>
    </style:style>
    <style:style style:name="T30" style:family="text">
      <style:text-properties fo:letter-spacing="-0.014cm"/>
    </style:style>
    <style:style style:name="T31" style:family="text">
      <style:text-properties fo:letter-spacing="-0.002cm"/>
    </style:style>
    <style:style style:name="T32" style:family="text">
      <style:text-properties fo:letter-spacing="-0.018cm"/>
    </style:style>
    <style:style style:name="T33" style:family="text">
      <style:text-properties fo:letter-spacing="-0.019cm"/>
    </style:style>
    <style:style style:name="T34" style:family="text">
      <style:text-properties fo:letter-spacing="-0.016cm"/>
    </style:style>
    <style:style style:name="T35" style:family="text">
      <style:text-properties fo:letter-spacing="-0.023cm"/>
    </style:style>
    <style:style style:name="T36" style:family="text">
      <style:text-properties fo:color="#202020" fo:font-size="11pt" fo:letter-spacing="-0.002cm" style:font-size-asian="11pt"/>
    </style:style>
    <style:style style:name="T37" style:family="text">
      <style:text-properties fo:color="#202020" fo:font-size="11pt" fo:letter-spacing="-0.018cm" style:font-size-asian="11pt"/>
    </style:style>
    <style:style style:name="T38" style:family="text">
      <style:text-properties fo:color="#202020" fo:font-size="11pt" style:font-size-asian="11pt"/>
    </style:style>
    <style:style style:name="T39" style:family="text">
      <style:text-properties fo:color="#202020" fo:font-size="11pt" fo:letter-spacing="-0.012cm" style:font-size-asian="11pt"/>
    </style:style>
    <style:style style:name="T40" style:family="text">
      <style:text-properties fo:color="#202020" fo:font-size="11pt" fo:font-weight="bold" style:font-size-asian="11pt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47">Project<text:span text:style-name="T1"> </text:span>Design<text:span text:style-name="T1"> </text:span>Phase-II</text:p>
        <text:p text:style-name="Title">Solution<text:span text:style-name="T2"> </text:span>Requirements<text:span text:style-name="T1"> </text:span>(Functional<text:span text:style-name="T3"> </text:span>&amp;<text:span text:style-name="T2"> </text:span>Non-functional)</text:p>
        <text:p text:style-name="P2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8"><text:span text:style-name="T4">Date</text:span></text:p>
            </table:table-cell>
            <table:table-cell table:style-name="Table1.B1" office:value-type="date" office:date-value="2022-11-10">
              <text:p text:style-name="P14"><text:span text:style-name="T4">10/11/22</text:span></text:p>
            </table:table-cell>
          </table:table-row>
          <table:table-row table:style-name="Table1.2">
            <table:table-cell table:style-name="Table1.A1" office:value-type="string">
              <text:p text:style-name="P9"><text:span text:style-name="T4">Team</text:span><text:span text:style-name="T6"> </text:span><text:span text:style-name="T4">ID</text:span></text:p>
            </table:table-cell>
            <table:table-cell table:style-name="Table1.A1" office:value-type="string">
              <text:p text:style-name="P15"><text:span text:style-name="T4">PNT2022TMID12678</text:span></text:p>
            </table:table-cell>
          </table:table-row>
          <table:table-row table:style-name="Table1.3">
            <table:table-cell table:style-name="Table1.A1" office:value-type="string">
              <text:p text:style-name="P10"><text:span text:style-name="T4">Project</text:span><text:span text:style-name="T8"> </text:span><text:span text:style-name="T4">Name</text:span></text:p>
            </table:table-cell>
            <table:table-cell table:style-name="Table1.A1" office:value-type="string">
              <text:p text:style-name="P17"><text:span text:style-name="T10">Project</text:span><text:span text:style-name="T12"> </text:span><text:span text:style-name="T10">-Real</text:span><text:span text:style-name="T6"> </text:span><text:span text:style-name="T10">Time</text:span><text:span text:style-name="T13"> </text:span><text:span text:style-name="T4">Communication</text:span><text:span text:style-name="T15"> </text:span><text:span text:style-name="T4">System</text:span><text:span text:style-name="T12"> </text:span><text:span text:style-name="T4">Powered</text:span><text:span text:style-name="T17"> </text:span><text:span text:style-name="T4">by</text:span><text:span text:style-name="T18"> </text:span><text:span text:style-name="T4">AI</text:span><text:span text:style-name="T20"> </text:span><text:span text:style-name="T4">for</text:span><text:span text:style-name="T20"> </text:span><text:span text:style-name="T4">Specially</text:span><text:span text:style-name="T18"> </text:span><text:span text:style-name="T4">Abled</text:span></text:p>
            </table:table-cell>
          </table:table-row>
          <table:table-row table:style-name="Table1.4">
            <table:table-cell table:style-name="Table1.A1" office:value-type="string">
              <text:p text:style-name="P11"><text:span text:style-name="T4">Maximum</text:span><text:span text:style-name="T15"> </text:span><text:span text:style-name="T4">Marks</text:span></text:p>
            </table:table-cell>
            <table:table-cell table:style-name="Table1.A1" office:value-type="string">
              <text:p text:style-name="P16"><text:span text:style-name="T4">4</text:span><text:span text:style-name="T18"> </text:span><text:span text:style-name="T4">Marks</text:span></text:p>
            </table:table-cell>
          </table:table-row>
        </table:table>
        <text:p text:style-name="P1"/>
        <text:list xml:id="list2145346622685185789" text:style-name="Outline">
          <text:list-item>
            <text:h text:style-name="P7" text:outline-level="1"><text:span text:style-name="T31">Functional</text:span><text:span text:style-name="T35"> </text:span>Requirements:</text:h>
          </text:list-item>
        </text:list>
        <text:p text:style-name="P3">Following<text:span text:style-name="T34"> </text:span>are<text:span text:style-name="T32"> </text:span>the<text:span text:style-name="T32"> </text:span>functional<text:span text:style-name="T30"> </text:span>requirements<text:span text:style-name="T33"> </text:span>of<text:span text:style-name="T33"> </text:span>the<text:span text:style-name="T32"> </text:span>proposed<text:span text:style-name="T30"> </text:span>solution.</text:p>
        <text:p text:style-name="P4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10"><text:span text:style-name="T21">FR</text:span><text:span text:style-name="T19"> </text:span><text:span text:style-name="T21">No.</text:span></text:p>
            </table:table-cell>
            <table:table-cell table:style-name="Table2.A1" office:value-type="string">
              <text:p text:style-name="P18"><text:span text:style-name="T11">Functional</text:span><text:span text:style-name="T16"> </text:span><text:span text:style-name="T21">Requirement</text:span><text:span text:style-name="T14"> </text:span><text:span text:style-name="T21">(Epic)</text:span></text:p>
            </table:table-cell>
            <table:table-cell table:style-name="Table2.A1" office:value-type="string">
              <text:p text:style-name="P26"><text:span text:style-name="T11">Sub</text:span><text:span text:style-name="T7"> </text:span><text:span text:style-name="T21">Requirement</text:span><text:span text:style-name="T7"> </text:span><text:span text:style-name="T21">(Story</text:span><text:span text:style-name="T7"> </text:span><text:span text:style-name="T21">/</text:span><text:span text:style-name="T7"> </text:span><text:span text:style-name="T21">Sub-Task)</text:span></text:p>
            </table:table-cell>
          </table:table-row>
          <table:table-row table:style-name="Table2.2">
            <table:table-cell table:style-name="Table2.A1" office:value-type="string">
              <text:p text:style-name="P33"><text:span text:style-name="T4">FR-1</text:span></text:p>
            </table:table-cell>
            <table:table-cell table:style-name="Table2.A1" office:value-type="string">
              <text:p text:style-name="P21"><text:span text:style-name="T4">User</text:span><text:span text:style-name="T6"> </text:span><text:span text:style-name="T4">Registration</text:span></text:p>
            </table:table-cell>
            <table:table-cell table:style-name="Table2.A1" office:value-type="string">
              <text:p text:style-name="P34"><text:span text:style-name="T4">Registration through Form</text:span><text:span text:style-name="T22"> </text:span><text:span text:style-name="T10">Registration</text:span><text:span text:style-name="T6"> </text:span><text:span text:style-name="T4">through</text:span><text:span text:style-name="T6"> </text:span><text:span text:style-name="T4">Gmail</text:span><text:span text:style-name="T22"> </text:span><text:span text:style-name="T4">Logging</text:span><text:span text:style-name="T18"> </text:span><text:span text:style-name="T4">in</text:span><text:span text:style-name="T5"> </text:span><text:span text:style-name="T4">via</text:span><text:span text:style-name="T23"> </text:span><text:span text:style-name="T4">LinkedIn</text:span></text:p>
            </table:table-cell>
          </table:table-row>
          <table:table-row table:style-name="Table2.3">
            <table:table-cell table:style-name="Table2.A1" office:value-type="string">
              <text:p text:style-name="P12"><text:span text:style-name="T4">FR-2</text:span></text:p>
            </table:table-cell>
            <table:table-cell table:style-name="Table2.A1" office:value-type="string">
              <text:p text:style-name="P19"><text:span text:style-name="T4">User</text:span><text:span text:style-name="T15"> </text:span><text:span text:style-name="T4">Confirmation</text:span></text:p>
            </table:table-cell>
            <table:table-cell table:style-name="Table2.A1" office:value-type="string">
              <text:p text:style-name="P26"><text:span text:style-name="T4">Email Confirmation</text:span></text:p>
              <text:p text:style-name="P29"><text:span text:style-name="T4">OTP</text:span><text:span text:style-name="T18"> </text:span><text:span text:style-name="T4">Confirmation</text:span></text:p>
            </table:table-cell>
          </table:table-row>
          <table:table-row table:style-name="Table2.4">
            <table:table-cell table:style-name="Table2.A1" office:value-type="string">
              <text:p text:style-name="P13"><text:span text:style-name="T4">FR-3</text:span></text:p>
            </table:table-cell>
            <table:table-cell table:style-name="Table2.A1" office:value-type="string">
              <text:p text:style-name="P20"><text:span text:style-name="T4">User</text:span><text:span text:style-name="T20"> </text:span><text:span text:style-name="T4">login</text:span></text:p>
            </table:table-cell>
            <table:table-cell table:style-name="Table2.A1" office:value-type="string">
              <text:p text:style-name="P27"><text:span text:style-name="T4">Logging</text:span><text:span text:style-name="T8"> </text:span><text:span text:style-name="T4">in</text:span><text:span text:style-name="T8"> </text:span><text:span text:style-name="T4">via</text:span><text:span text:style-name="T8"> </text:span><text:span text:style-name="T4">their</text:span><text:span text:style-name="T5"> </text:span><text:span text:style-name="T4">respective</text:span><text:span text:style-name="T24"> </text:span><text:span text:style-name="T4">username</text:span><text:span text:style-name="T5"> </text:span><text:span text:style-name="T4">and</text:span><text:span text:style-name="T8"> </text:span><text:span text:style-name="T4">password</text:span></text:p>
            </table:table-cell>
          </table:table-row>
          <table:table-row table:style-name="Table2.5">
            <table:table-cell table:style-name="Table2.A1" office:value-type="string">
              <text:p text:style-name="P35"><text:span text:style-name="T4">FR-4</text:span></text:p>
            </table:table-cell>
            <table:table-cell table:style-name="Table2.A1" office:value-type="string">
              <text:p text:style-name="P22"><text:span text:style-name="T4">Instructions</text:span><text:span text:style-name="T15"> </text:span><text:span text:style-name="T4">and</text:span><text:span text:style-name="T15"> </text:span><text:span text:style-name="T4">demo</text:span><text:span text:style-name="T15"> </text:span><text:span text:style-name="T4">video</text:span></text:p>
            </table:table-cell>
            <table:table-cell table:style-name="Table2.A1" office:value-type="string">
              <text:p text:style-name="P26"><text:span text:style-name="T4">Helps</text:span><text:span text:style-name="T25"> </text:span><text:span text:style-name="T4">users</text:span><text:span text:style-name="T10"> </text:span><text:span text:style-name="T4">in</text:span><text:span text:style-name="T25"> </text:span><text:span text:style-name="T4">understanding</text:span><text:span text:style-name="T25"> </text:span><text:span text:style-name="T4">the use</text:span><text:span text:style-name="T10"> </text:span><text:span text:style-name="T4">and</text:span><text:span text:style-name="T25"> </text:span><text:span text:style-name="T4">functionality</text:span><text:span text:style-name="T10"> </text:span><text:span text:style-name="T4">of</text:span></text:p>
              <text:p text:style-name="P30"><text:span text:style-name="T4">the</text:span><text:span text:style-name="T10"> </text:span><text:span text:style-name="T4">software</text:span></text:p>
            </table:table-cell>
          </table:table-row>
          <table:table-row table:style-name="Table2.6">
            <table:table-cell table:style-name="Table2.A1" office:value-type="string">
              <text:p text:style-name="P10"><text:span text:style-name="T4">FR-5</text:span></text:p>
            </table:table-cell>
            <table:table-cell table:style-name="Table2.A1" office:value-type="string">
              <text:p text:style-name="P18"><text:span text:style-name="T4">Capture</text:span><text:span text:style-name="T8"> </text:span><text:span text:style-name="T4">image</text:span><text:span text:style-name="T24"> </text:span><text:span text:style-name="T4">and</text:span><text:span text:style-name="T8"> </text:span><text:span text:style-name="T4">record</text:span><text:span text:style-name="T12"> </text:span><text:span text:style-name="T4">audio</text:span></text:p>
            </table:table-cell>
            <table:table-cell table:style-name="Table2.A1" office:value-type="string">
              <text:p text:style-name="P26"><text:span text:style-name="T4">Granting</text:span><text:span text:style-name="T26"> </text:span><text:span text:style-name="T4">access</text:span><text:span text:style-name="T10"> </text:span><text:span text:style-name="T4">to the camera</text:span><text:span text:style-name="T10"> </text:span><text:span text:style-name="T4">and</text:span><text:span text:style-name="T18"> </text:span><text:span text:style-name="T4">microphone</text:span></text:p>
            </table:table-cell>
          </table:table-row>
          <table:table-row table:style-name="Table2.7">
            <table:table-cell table:style-name="Table2.A1" office:value-type="string">
              <text:p text:style-name="P36"><text:span text:style-name="T4">FR-6</text:span></text:p>
            </table:table-cell>
            <table:table-cell table:style-name="Table2.A1" office:value-type="string">
              <text:p text:style-name="P23"><text:span text:style-name="T36">Implementation</text:span><text:span text:style-name="T37"> </text:span><text:span text:style-name="T38">of</text:span><text:span text:style-name="T39"> </text:span><text:span text:style-name="T38">application</text:span></text:p>
            </table:table-cell>
            <table:table-cell table:style-name="Table2.A1" office:value-type="string">
              <text:p text:style-name="P32"><text:span text:style-name="T4">Accessing</text:span><text:span text:style-name="T8"> </text:span><text:span text:style-name="T4">the</text:span><text:span text:style-name="T8"> </text:span><text:span text:style-name="T4">database</text:span></text:p>
              <text:p text:style-name="P28"><text:span text:style-name="T4">Conversion</text:span><text:span text:style-name="T6"> </text:span><text:span text:style-name="T4">of</text:span><text:span text:style-name="T8"> </text:span><text:span text:style-name="T4">sign</text:span><text:span text:style-name="T15"> </text:span><text:span text:style-name="T4">language</text:span><text:span text:style-name="T8"> </text:span><text:span text:style-name="T4">to</text:span><text:span text:style-name="T5"> </text:span><text:span text:style-name="T4">normal</text:span><text:span text:style-name="T8"> </text:span><text:span text:style-name="T4">language</text:span><text:span text:style-name="T8"> </text:span><text:span text:style-name="T4">and</text:span></text:p>
              <text:p text:style-name="P31"><text:span text:style-name="T4">vice-versa</text:span></text:p>
            </table:table-cell>
          </table:table-row>
        </table:table>
        <text:p text:style-name="Text_20_body"/>
        <text:p text:style-name="Text_20_body"/>
        <text:p text:style-name="Text_20_body"/>
        <text:p text:style-name="Text_20_body"/>
        <text:p text:style-name="P5"/>
        <text:list xml:id="list31790174" text:continue-numbering="true" text:style-name="Outline">
          <text:list-item>
            <text:h text:style-name="Heading_20_1" text:outline-level="1"><text:span text:style-name="T31">Non-functional</text:span><text:span text:style-name="T34"> </text:span><text:span text:style-name="T31">Requirements:</text:span></text:h>
          </text:list-item>
        </text:list>
        <text:p text:style-name="P3"><text:span text:style-name="T31">Following</text:span><text:span text:style-name="T29"> </text:span>are<text:span text:style-name="T34"> </text:span>the<text:span text:style-name="T28"> </text:span>non-functional<text:span text:style-name="T34"> </text:span>requirements<text:span text:style-name="T29"> </text:span>of<text:span text:style-name="T32"> </text:span>the<text:span text:style-name="T2"> </text:span>proposed<text:span text:style-name="T34"> </text:span>solution.</text:p>
        <text:p text:style-name="P6"/>
        <text:p text:style-name="P37"><text:span text:style-name="T21">FR</text:span><text:span text:style-name="T19"> </text:span><text:span text:style-name="T21">No.</text:span></text:p>
        <text:p text:style-name="P24"><text:span text:style-name="T11">Non-Functional</text:span><text:span text:style-name="T9"> </text:span><text:span text:style-name="T11">Requirement</text:span></text:p>
        <text:p text:style-name="P40"><text:span text:style-name="T21">Description</text:span></text:p>
        <text:p text:style-name="P36"><text:span text:style-name="T4">NFR-1</text:span></text:p>
        <text:p text:style-name="P23"><text:span text:style-name="T21">Usability</text:span></text:p>
        <text:p text:style-name="P38"><text:span text:style-name="T4">The</text:span><text:span text:style-name="T25"> </text:span><text:span text:style-name="T4">software</text:span><text:span text:style-name="T10"> </text:span><text:span text:style-name="T4">is</text:span><text:span text:style-name="T18"> </text:span><text:span text:style-name="T4">efficient</text:span><text:span text:style-name="T25"> </text:span><text:span text:style-name="T4">and</text:span><text:span text:style-name="T25"> </text:span><text:span text:style-name="T4">simple</text:span><text:span text:style-name="T10"> </text:span><text:span text:style-name="T4">for</text:span><text:span text:style-name="T10"> </text:span><text:span text:style-name="T4">users</text:span><text:span text:style-name="T26"> </text:span><text:span text:style-name="T4">to</text:span></text:p>
        <text:p text:style-name="P41"><text:span text:style-name="T4">understand</text:span><text:span text:style-name="T26"> </text:span><text:span text:style-name="T4">and</text:span><text:span text:style-name="T25"> </text:span><text:span text:style-name="T4">utilise.</text:span></text:p>
        <text:p text:style-name="P12"><text:span text:style-name="T4">NFR-2</text:span></text:p>
        <text:p text:style-name="P19"><text:span text:style-name="T21">Security</text:span></text:p>
        <text:p text:style-name="P43"><text:span text:style-name="T4">All information contained within the system, or a</text:span><text:span text:style-name="T27"> </text:span><text:span text:style-name="T4">portion</text:span><text:span text:style-name="T18"> </text:span><text:span text:style-name="T4">of</text:span><text:span text:style-name="T25"> </text:span><text:span text:style-name="T4">it,</text:span><text:span text:style-name="T27"> </text:span><text:span text:style-name="T4">is</text:span><text:span text:style-name="T25"> </text:span><text:span text:style-name="T4">protected from</text:span><text:span text:style-name="T10"> </text:span><text:span text:style-name="T4">malware</text:span><text:span text:style-name="T10"> </text:span><text:span text:style-name="T4">attacks</text:span><text:span text:style-name="T10"> </text:span><text:span text:style-name="T4">and</text:span></text:p>
        <text:p text:style-name="P39"><text:span text:style-name="T4">illegal</text:span><text:span text:style-name="T25"> </text:span><text:span text:style-name="T4">access.</text:span></text:p>
        <text:p text:style-name="P37"><text:span text:style-name="T4">NFR-3</text:span></text:p>
        <text:p text:style-name="P24"><text:span text:style-name="T21">Reliability</text:span></text:p>
        <text:p text:style-name="P38"><text:span text:style-name="T10">The</text:span><text:span text:style-name="T12"> </text:span><text:span text:style-name="T4">application</text:span><text:span text:style-name="T12"> </text:span><text:span text:style-name="T4">performs</text:span><text:span text:style-name="T6"> </text:span><text:span text:style-name="T4">without</text:span><text:span text:style-name="T15"> </text:span><text:span text:style-name="T4">any</text:span><text:span text:style-name="T15"> </text:span><text:span text:style-name="T4">failure</text:span><text:span text:style-name="T15"> </text:span><text:span text:style-name="T4">and</text:span></text:p>
        <text:p text:style-name="P41"><text:span text:style-name="T4">does</text:span><text:span text:style-name="T25"> </text:span><text:span text:style-name="T4">not</text:span><text:span text:style-name="T26"> </text:span><text:span text:style-name="T4">produce</text:span><text:span text:style-name="T26"> </text:span><text:span text:style-name="T4">any</text:span><text:span text:style-name="T25"> </text:span><text:span text:style-name="T4">glitch.</text:span></text:p>
        <text:p text:style-name="P10"><text:span text:style-name="T4">NFR-4</text:span></text:p>
        <text:p text:style-name="P18"><text:span text:style-name="T21">Performance</text:span></text:p>
        <text:p text:style-name="P44"><text:soft-page-break/><text:span text:style-name="T10">The</text:span><text:span text:style-name="T13"> </text:span><text:span text:style-name="T10">system</text:span><text:span text:style-name="T8"> </text:span><text:span text:style-name="T10">responds</text:span><text:span text:style-name="T27"> </text:span><text:span text:style-name="T4">quickly</text:span><text:span text:style-name="T13"> </text:span><text:span text:style-name="T4">under</text:span><text:span text:style-name="T8"> </text:span><text:span text:style-name="T4">different</text:span><text:span text:style-name="T12"> </text:span><text:span text:style-name="T4">load</text:span><text:span text:style-name="T17"> </text:span><text:span text:style-name="T4">conditions.</text:span></text:p>
        <text:p text:style-name="P45"><text:span text:style-name="T4">NFR-5</text:span></text:p>
        <text:p text:style-name="P25"><text:span text:style-name="T21">Availability</text:span></text:p>
        <text:p text:style-name="P42"><text:span text:style-name="T4">The</text:span><text:span text:style-name="T5"> </text:span><text:span text:style-name="T4">system</text:span><text:span text:style-name="T24"> </text:span><text:span text:style-name="T4">is</text:span><text:span text:style-name="T8"> </text:span><text:span text:style-name="T4">accessible</text:span><text:span text:style-name="T8"> </text:span><text:span text:style-name="T4">for</text:span><text:span text:style-name="T12"> </text:span><text:span text:style-name="T4">a</text:span><text:span text:style-name="T8"> </text:span><text:span text:style-name="T4">user</text:span><text:span text:style-name="T8"> </text:span><text:span text:style-name="T4">at</text:span><text:span text:style-name="T8"> </text:span><text:span text:style-name="T4">any</text:span><text:span text:style-name="T5"> </text:span><text:span text:style-name="T4">given</text:span><text:span text:style-name="T15"> </text:span><text:span text:style-name="T4">point</text:span><text:span text:style-name="T17"> </text:span><text:span text:style-name="T4">of</text:span><text:span text:style-name="T25"> </text:span><text:span text:style-name="T4">time.</text:span></text:p>
        <text:p text:style-name="P10"><text:span text:style-name="T4">NFR-6</text:span></text:p>
        <text:p text:style-name="P18"><text:span text:style-name="T40">Scalability</text:span></text:p>
        <text:p text:style-name="P46"><text:span text:style-name="T4">It evaluates the heaviest workloads at which the</text:span><text:span text:style-name="T22"> </text:span><text:span text:style-name="T4">system</text:span><text:span text:style-name="T26"> </text:span><text:span text:style-name="T4">will still</text:span><text:span text:style-name="T10"> </text:span><text:span text:style-name="T4">function</text:span><text:span text:style-name="T25"> </text:span><text:span text:style-name="T4">properly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Calibri" fo:font-size="11pt" fo:language="en" fo:country="US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388cm" fo:margin-right="0cm" fo:text-indent="0cm" style:auto-text-indent="false"/>
      <style:text-properties style:font-name="Calibri" fo:font-size="11pt" fo:language="en" fo:country="US" fo:font-weight="bold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3.657cm" fo:margin-right="3.955cm" fo:margin-top="0.037cm" fo:margin-bottom="0cm" fo:text-align="center" style:justify-single-word="false" fo:text-indent="0cm" style:auto-text-indent="false"/>
      <style:text-properties style:font-name="Calibri" fo:font-size="12pt" fo:language="en" fo:country="US" fo:font-weight="bold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213cm" fo:margin-right="0cm" fo:text-indent="0cm" style:auto-text-indent="false"/>
      <style:text-properties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dc:title>Solution Requirements.docx</dc:title>
    <meta:creation-date>2022-11-10T06:19:38</meta:creation-date>
    <dc:date>2022-11-10T11:54:43.52</dc:date>
    <meta:editing-duration>P0D</meta:editing-duration>
    <meta:generator>OpenOffice/4.1.12$Win32 OpenOffice.org_project/4112m1$Build-9809</meta:generator>
    <meta:document-statistic meta:table-count="2" meta:image-count="0" meta:object-count="0" meta:page-count="2" meta:paragraph-count="63" meta:word-count="232" meta:character-count="15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